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33.85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_single" table:style-name="ta1">
        <table:shapes>
          <draw:frame draw:z-index="0" draw:style-name="gr1" draw:text-style-name="P1" svg:width="159.99mm" svg:height="89.99mm" svg:x="208.56mm" svg:y="5.26mm">
            <draw:object draw:notify-on-update-of-ranges="results_single.A1:results_single.A1 results_single.A2:results_single.A16 results_single.B1:results_single.B1 results_single.B2:results_single.B16 results_single.A1:results_single.A1 results_single.A2:results_single.A16 results_single.C1:results_single.C1 results_single.C2:results_singl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75.5mm" svg:y="6.04mm">
            <draw:object draw:notify-on-update-of-ranges="results_single.A1:results_single.A1 results_single.A2:results_single.A11 results_single.B1:results_single.B1 results_single.B2:results_single.B11 results_single.A1:results_single.A1 results_single.A2:results_single.A11 results_single.C1:results_single.C1 results_single.C2:results_single.C11 results_single.A1:results_single.A1 results_single.A2:results_single.A11 results_single.D1:results_single.D1 results_single.D2:results_single.D11 results_single.A1:results_single.A1 results_single.A2:results_single.A11 results_single.E1:results_single.E1 results_single.E2:results_single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1.73mm" svg:height="108.64mm" svg:x="22.81mm" svg:y="135.99mm">
            <draw:object draw:notify-on-update-of-ranges="results_single.A1:results_single.A1 results_single.A2:results_single.A16 results_single.B1:results_single.B1 results_single.B2:results_single.B16 results_single.A1:results_single.A1 results_single.A2:results_single.A16 results_single.D1:results_single.D1 results_single.D2:results_single.D16 results_single.A1:results_single.A1 results_single.A2:results_single.A16 results_single.F1:results_single.F1 results_single.F2:results_single.F16 results_single.H1:results_single.H1 results_single.H2:results_single.H16 results_single.A2:results_single.A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83.93mm" svg:height="107.04mm" svg:x="208.12mm" svg:y="137.59mm">
            <draw:object draw:notify-on-update-of-ranges="results_single.A1:results_single.A1 results_single.A2:results_single.A16 results_single.C1:results_single.C1 results_single.C2:results_single.C16 results_single.I1:results_single.I1 results_single.I2:results_single.I16 results_single.A2:results_single.A16 results_single.A1:results_single.A1 results_single.A2:results_single.A16 results_single.E1:results_single.E1 results_single.E2:results_single.E16 results_single.A1:results_single.A1 results_single.A2:results_single.A16 results_single.G1:results_single.G1 results_single.G2:results_single.G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Concurrency</text:p>
          </table:table-cell>
          <table:table-cell office:value-type="string" calcext:value-type="string">
            <text:p><text:s/>avg single</text:p>
          </table:table-cell>
          <table:table-cell office:value-type="string" calcext:value-type="string">
            <text:p><text:s/>rps single</text:p>
          </table:table-cell>
          <table:table-cell office:value-type="string" calcext:value-type="string">
            <text:p>avg nginx</text:p>
          </table:table-cell>
          <table:table-cell office:value-type="string" calcext:value-type="string">
            <text:p>rps nginx</text:p>
          </table:table-cell>
          <table:table-cell office:value-type="string" calcext:value-type="string">
            <text:p><text:s/>avg haproxy</text:p>
          </table:table-cell>
          <table:table-cell office:value-type="string" calcext:value-type="string">
            <text:p><text:s/>rps haproxy</text:p>
          </table:table-cell>
          <table:table-cell office:value-type="string" calcext:value-type="string">
            <text:p><text:s/>avg pound</text:p>
          </table:table-cell>
          <table:table-cell office:value-type="string" calcext:value-type="string">
            <text:p><text:s/>rps pou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02933163643" calcext:value-type="float">
            <text:p>0,00202933163643</text:p>
          </table:table-cell>
          <table:table-cell office:value-type="float" office:value="471.784102586" calcext:value-type="float">
            <text:p>471,784102586</text:p>
          </table:table-cell>
          <table:table-cell office:value-type="float" office:value="0.00309778366089" calcext:value-type="float">
            <text:p>0,00309778366089</text:p>
          </table:table-cell>
          <table:table-cell office:value-type="float" office:value="312.697056997" calcext:value-type="float">
            <text:p>312,697056997</text:p>
          </table:table-cell>
          <table:table-cell office:value-type="float" office:value="0.00262037425041" calcext:value-type="float">
            <text:p>0,00262037425041</text:p>
          </table:table-cell>
          <table:table-cell office:value-type="float" office:value="368.116324332" calcext:value-type="float">
            <text:p>368,116324332</text:p>
          </table:table-cell>
          <table:table-cell office:value-type="float" office:value="0.00316191658974" calcext:value-type="float">
            <text:p>0,00316191658974</text:p>
          </table:table-cell>
          <table:table-cell office:value-type="float" office:value="305.950443414" calcext:value-type="float">
            <text:p>305,9504434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62959915876" calcext:value-type="float">
            <text:p>0,162959915876</text:p>
          </table:table-cell>
          <table:table-cell office:value-type="float" office:value="599.166342035" calcext:value-type="float">
            <text:p>599,166342035</text:p>
          </table:table-cell>
          <table:table-cell office:value-type="float" office:value="0.199834339714" calcext:value-type="float">
            <text:p>0,199834339714</text:p>
          </table:table-cell>
          <table:table-cell office:value-type="float" office:value="486.9180161" calcext:value-type="float">
            <text:p>486,9180161</text:p>
          </table:table-cell>
          <table:table-cell office:value-type="float" office:value="0.189560901117" calcext:value-type="float">
            <text:p>0,189560901117</text:p>
          </table:table-cell>
          <table:table-cell office:value-type="float" office:value="514.261974263" calcext:value-type="float">
            <text:p>514,261974263</text:p>
          </table:table-cell>
          <table:table-cell office:value-type="float" office:value="0.219778107262" calcext:value-type="float">
            <text:p>0,219778107262</text:p>
          </table:table-cell>
          <table:table-cell office:value-type="float" office:value="441.837564684" calcext:value-type="float">
            <text:p>441,8375646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84883203268" calcext:value-type="float">
            <text:p>0,384883203268</text:p>
          </table:table-cell>
          <table:table-cell office:value-type="float" office:value="498.48813588" calcext:value-type="float">
            <text:p>498,48813588</text:p>
          </table:table-cell>
          <table:table-cell office:value-type="float" office:value="0.465620140982" calcext:value-type="float">
            <text:p>0,465620140982</text:p>
          </table:table-cell>
          <table:table-cell office:value-type="float" office:value="411.53716653" calcext:value-type="float">
            <text:p>411,53716653</text:p>
          </table:table-cell>
          <table:table-cell office:value-type="float" office:value="0.503732439709" calcext:value-type="float">
            <text:p>0,503732439709</text:p>
          </table:table-cell>
          <table:table-cell office:value-type="float" office:value="381.144884243" calcext:value-type="float">
            <text:p>381,144884243</text:p>
          </table:table-cell>
          <table:table-cell office:value-type="float" office:value="0.610539127302" calcext:value-type="float">
            <text:p>0,610539127302</text:p>
          </table:table-cell>
          <table:table-cell office:value-type="float" office:value="314.882619307" calcext:value-type="float">
            <text:p>314,88261930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02793538804" calcext:value-type="float">
            <text:p>1,02793538804</text:p>
          </table:table-cell>
          <table:table-cell office:value-type="float" office:value="280.549720409" calcext:value-type="float">
            <text:p>280,549720409</text:p>
          </table:table-cell>
          <table:table-cell office:value-type="float" office:value="1.2820377851" calcext:value-type="float">
            <text:p>1,2820377851</text:p>
          </table:table-cell>
          <table:table-cell office:value-type="float" office:value="225.652889858" calcext:value-type="float">
            <text:p>225,652889858</text:p>
          </table:table-cell>
          <table:table-cell office:value-type="float" office:value="1.14339910502" calcext:value-type="float">
            <text:p>1,14339910502</text:p>
          </table:table-cell>
          <table:table-cell office:value-type="float" office:value="252.211234317" calcext:value-type="float">
            <text:p>252,211234317</text:p>
          </table:table-cell>
          <table:table-cell office:value-type="float" office:value="1.15807075477" calcext:value-type="float">
            <text:p>1,15807075477</text:p>
          </table:table-cell>
          <table:table-cell office:value-type="float" office:value="248.479618156" calcext:value-type="float">
            <text:p>248,4796181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38431982741" calcext:value-type="float">
            <text:p>1,38431982741</text:p>
          </table:table-cell>
          <table:table-cell office:value-type="float" office:value="281.348889247" calcext:value-type="float">
            <text:p>281,348889247</text:p>
          </table:table-cell>
          <table:table-cell office:value-type="float" office:value="1.25215226359" calcext:value-type="float">
            <text:p>1,25215226359</text:p>
          </table:table-cell>
          <table:table-cell office:value-type="float" office:value="298.870065161" calcext:value-type="float">
            <text:p>298,870065161</text:p>
          </table:table-cell>
          <table:table-cell office:value-type="float" office:value="1.36986615767" calcext:value-type="float">
            <text:p>1,36986615767</text:p>
          </table:table-cell>
          <table:table-cell office:value-type="float" office:value="282.996963799" calcext:value-type="float">
            <text:p>282,996963799</text:p>
          </table:table-cell>
          <table:table-cell office:value-type="float" office:value="0.999550772572" calcext:value-type="float">
            <text:p>0,999550772572</text:p>
          </table:table-cell>
          <table:table-cell office:value-type="float" office:value="385.131724051" calcext:value-type="float">
            <text:p>385,13172405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90246766057" calcext:value-type="float">
            <text:p>0,90246766057</text:p>
          </table:table-cell>
          <table:table-cell office:value-type="float" office:value="527.6404958" calcext:value-type="float">
            <text:p>527,6404958</text:p>
          </table:table-cell>
          <table:table-cell office:value-type="float" office:value="0.98551105094" calcext:value-type="float">
            <text:p>0,98551105094</text:p>
          </table:table-cell>
          <table:table-cell office:value-type="float" office:value="481.160865932" calcext:value-type="float">
            <text:p>481,160865932</text:p>
          </table:table-cell>
          <table:table-cell office:value-type="float" office:value="1.02932762289" calcext:value-type="float">
            <text:p>1,02932762289</text:p>
          </table:table-cell>
          <table:table-cell office:value-type="float" office:value="456.698206756" calcext:value-type="float">
            <text:p>456,698206756</text:p>
          </table:table-cell>
          <table:table-cell office:value-type="float" office:value="1.14384172797" calcext:value-type="float">
            <text:p>1,14384172797</text:p>
          </table:table-cell>
          <table:table-cell office:value-type="float" office:value="413.234306949" calcext:value-type="float">
            <text:p>413,23430694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01557804718" calcext:value-type="float">
            <text:p>1,01557804718</text:p>
          </table:table-cell>
          <table:table-cell office:value-type="float" office:value="555.397949673" calcext:value-type="float">
            <text:p>555,397949673</text:p>
          </table:table-cell>
          <table:table-cell office:value-type="float" office:value="1.64750745111" calcext:value-type="float">
            <text:p>1,64750745111</text:p>
          </table:table-cell>
          <table:table-cell office:value-type="float" office:value="347.271753802" calcext:value-type="float">
            <text:p>347,271753802</text:p>
          </table:table-cell>
          <table:table-cell office:value-type="float" office:value="1.07176943712" calcext:value-type="float">
            <text:p>1,07176943712</text:p>
          </table:table-cell>
          <table:table-cell office:value-type="float" office:value="522.56322781" calcext:value-type="float">
            <text:p>522,56322781</text:p>
          </table:table-cell>
          <table:table-cell office:value-type="float" office:value="1.36598403654" calcext:value-type="float">
            <text:p>1,36598403654</text:p>
          </table:table-cell>
          <table:table-cell office:value-type="float" office:value="391.103369595" calcext:value-type="float">
            <text:p>391,103369595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.28933552942" calcext:value-type="float">
            <text:p>1,28933552942</text:p>
          </table:table-cell>
          <table:table-cell office:value-type="float" office:value="477.586717211" calcext:value-type="float">
            <text:p>477,586717211</text:p>
          </table:table-cell>
          <table:table-cell office:value-type="float" office:value="2.68937468019" calcext:value-type="float">
            <text:p>2,68937468019</text:p>
          </table:table-cell>
          <table:table-cell office:value-type="float" office:value="241.638708356" calcext:value-type="float">
            <text:p>241,638708356</text:p>
          </table:table-cell>
          <table:table-cell office:value-type="float" office:value="2.58913226218" calcext:value-type="float">
            <text:p>2,58913226218</text:p>
          </table:table-cell>
          <table:table-cell office:value-type="float" office:value="249.904472389" calcext:value-type="float">
            <text:p>249,904472389</text:p>
          </table:table-cell>
          <table:table-cell office:value-type="float" office:value="3.00304559817" calcext:value-type="float">
            <text:p>3,00304559817</text:p>
          </table:table-cell>
          <table:table-cell office:value-type="float" office:value="215.038131331" calcext:value-type="float">
            <text:p>215,03813133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68219557877" calcext:value-type="float">
            <text:p>2,68219557877</text:p>
          </table:table-cell>
          <table:table-cell office:value-type="float" office:value="272.836617084" calcext:value-type="float">
            <text:p>272,836617084</text:p>
          </table:table-cell>
          <table:table-cell office:value-type="float" office:value="2.19444376349" calcext:value-type="float">
            <text:p>2,19444376349</text:p>
          </table:table-cell>
          <table:table-cell office:value-type="float" office:value="344.405487458" calcext:value-type="float">
            <text:p>344,405487458</text:p>
          </table:table-cell>
          <table:table-cell office:value-type="float" office:value="2.59133776441" calcext:value-type="float">
            <text:p>2,59133776441</text:p>
          </table:table-cell>
          <table:table-cell office:value-type="float" office:value="279.084001177" calcext:value-type="float">
            <text:p>279,084001177</text:p>
          </table:table-cell>
          <table:table-cell office:value-type="float" office:value="2.062307441" calcext:value-type="float">
            <text:p>2,062307441</text:p>
          </table:table-cell>
          <table:table-cell office:value-type="float" office:value="363.161056524" calcext:value-type="float">
            <text:p>363,161056524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86563976245" calcext:value-type="float">
            <text:p>2,86563976245</text:p>
          </table:table-cell>
          <table:table-cell office:value-type="float" office:value="282.160736599" calcext:value-type="float">
            <text:p>282,160736599</text:p>
          </table:table-cell>
          <table:table-cell office:value-type="float" office:value="1.94892009187" calcext:value-type="float">
            <text:p>1,94892009187</text:p>
          </table:table-cell>
          <table:table-cell office:value-type="float" office:value="423.652991734" calcext:value-type="float">
            <text:p>423,652991734</text:p>
          </table:table-cell>
          <table:table-cell office:value-type="float" office:value="1.78199720531" calcext:value-type="float">
            <text:p>1,78199720531</text:p>
          </table:table-cell>
          <table:table-cell office:value-type="float" office:value="465.29386747" calcext:value-type="float">
            <text:p>465,29386747</text:p>
          </table:table-cell>
          <table:table-cell office:value-type="float" office:value="2.11001947989" calcext:value-type="float">
            <text:p>2,11001947989</text:p>
          </table:table-cell>
          <table:table-cell office:value-type="float" office:value="391.699362103" calcext:value-type="float">
            <text:p>391,69936210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.64101363454" calcext:value-type="float">
            <text:p>1,64101363454</text:p>
          </table:table-cell>
          <table:table-cell office:value-type="float" office:value="549.72795288" calcext:value-type="float">
            <text:p>549,72795288</text:p>
          </table:table-cell>
          <table:table-cell office:value-type="float" office:value="2.57432950478" calcext:value-type="float">
            <text:p>2,57432950478</text:p>
          </table:table-cell>
          <table:table-cell office:value-type="float" office:value="318.135570026" calcext:value-type="float">
            <text:p>318,135570026</text:p>
          </table:table-cell>
          <table:table-cell office:value-type="float" office:value="2.01152265916" calcext:value-type="float">
            <text:p>2,01152265916</text:p>
          </table:table-cell>
          <table:table-cell office:value-type="float" office:value="452.122812837" calcext:value-type="float">
            <text:p>452,122812837</text:p>
          </table:table-cell>
          <table:table-cell office:value-type="float" office:value="2.20220930657" calcext:value-type="float">
            <text:p>2,20220930657</text:p>
          </table:table-cell>
          <table:table-cell office:value-type="float" office:value="410.260888624" calcext:value-type="float">
            <text:p>410,26088862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.79376197619" calcext:value-type="float">
            <text:p>1,79376197619</text:p>
          </table:table-cell>
          <table:table-cell office:value-type="float" office:value="547.644890277" calcext:value-type="float">
            <text:p>547,644890277</text:p>
          </table:table-cell>
          <table:table-cell office:value-type="float" office:value="4.29888027143" calcext:value-type="float">
            <text:p>4,29888027143</text:p>
          </table:table-cell>
          <table:table-cell office:value-type="float" office:value="236.979898465" calcext:value-type="float">
            <text:p>236,979898465</text:p>
          </table:table-cell>
          <table:table-cell office:value-type="float" office:value="2.93579817953" calcext:value-type="float">
            <text:p>2,93579817953</text:p>
          </table:table-cell>
          <table:table-cell office:value-type="float" office:value="329.001201999" calcext:value-type="float">
            <text:p>329,001201999</text:p>
          </table:table-cell>
          <table:table-cell office:value-type="float" office:value="5.37619860625" calcext:value-type="float">
            <text:p>5,37619860625</text:p>
          </table:table-cell>
          <table:table-cell office:value-type="float" office:value="184.906832712" calcext:value-type="float">
            <text:p>184,90683271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.32981812649" calcext:value-type="float">
            <text:p>2,32981812649</text:p>
          </table:table-cell>
          <table:table-cell office:value-type="float" office:value="420.063688016" calcext:value-type="float">
            <text:p>420,063688016</text:p>
          </table:table-cell>
          <table:table-cell office:value-type="float" office:value="3.31557223239" calcext:value-type="float">
            <text:p>3,31557223239</text:p>
          </table:table-cell>
          <table:table-cell office:value-type="float" office:value="310.738111476" calcext:value-type="float">
            <text:p>310,738111476</text:p>
          </table:table-cell>
          <table:table-cell office:value-type="float" office:value="4.31873521295" calcext:value-type="float">
            <text:p>4,31873521295</text:p>
          </table:table-cell>
          <table:table-cell office:value-type="float" office:value="244.978600562" calcext:value-type="float">
            <text:p>244,978600562</text:p>
          </table:table-cell>
          <table:table-cell office:value-type="float" office:value="2.89413349247" calcext:value-type="float">
            <text:p>2,89413349247</text:p>
          </table:table-cell>
          <table:table-cell office:value-type="float" office:value="370.08044634" calcext:value-type="float">
            <text:p>370,0804463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.27144918647" calcext:value-type="float">
            <text:p>4,27144918647</text:p>
          </table:table-cell>
          <table:table-cell office:value-type="float" office:value="263.526847249" calcext:value-type="float">
            <text:p>263,526847249</text:p>
          </table:table-cell>
          <table:table-cell office:value-type="float" office:value="2.70385567808" calcext:value-type="float">
            <text:p>2,70385567808</text:p>
          </table:table-cell>
          <table:table-cell office:value-type="float" office:value="408.47477963" calcext:value-type="float">
            <text:p>408,47477963</text:p>
          </table:table-cell>
          <table:table-cell office:value-type="float" office:value="3.88324166913" calcext:value-type="float">
            <text:p>3,88324166913</text:p>
          </table:table-cell>
          <table:table-cell office:value-type="float" office:value="301.583997919" calcext:value-type="float">
            <text:p>301,583997919</text:p>
          </table:table-cell>
          <table:table-cell office:value-type="float" office:value="4.42229311614" calcext:value-type="float">
            <text:p>4,42229311614</text:p>
          </table:table-cell>
          <table:table-cell office:value-type="float" office:value="270.820887979" calcext:value-type="float">
            <text:p>270,82088797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4.06143411069" calcext:value-type="float">
            <text:p>4,06143411069</text:p>
          </table:table-cell>
          <table:table-cell office:value-type="float" office:value="299.254472296" calcext:value-type="float">
            <text:p>299,254472296</text:p>
          </table:table-cell>
          <table:table-cell office:value-type="float" office:value="2.84670553775" calcext:value-type="float">
            <text:p>2,84670553775</text:p>
          </table:table-cell>
          <table:table-cell office:value-type="float" office:value="409.132150993" calcext:value-type="float">
            <text:p>409,132150993</text:p>
          </table:table-cell>
          <table:table-cell office:value-type="float" office:value="2.86374981637" calcext:value-type="float">
            <text:p>2,86374981637</text:p>
          </table:table-cell>
          <table:table-cell office:value-type="float" office:value="426.21588475" calcext:value-type="float">
            <text:p>426,21588475</text:p>
          </table:table-cell>
          <table:table-cell office:value-type="float" office:value="2.80177827439" calcext:value-type="float">
            <text:p>2,80177827439</text:p>
          </table:table-cell>
          <table:table-cell office:value-type="float" office:value="390.5758149" calcext:value-type="float">
            <text:p>390,5758149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Concurrency</text:p>
          </table:table-cell>
          <table:table-cell office:value-type="string" calcext:value-type="string">
            <text:p><text:s/>avg pound</text:p>
          </table:table-cell>
          <table:table-cell office:value-type="string" calcext:value-type="string">
            <text:p><text:s/>rps pound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16191658974" calcext:value-type="float">
            <text:p>0,00316191658974</text:p>
          </table:table-cell>
          <table:table-cell office:value-type="float" office:value="305.950443414" calcext:value-type="float">
            <text:p>305,950443414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219778107262" calcext:value-type="float">
            <text:p>0,219778107262</text:p>
          </table:table-cell>
          <table:table-cell office:value-type="float" office:value="441.837564684" calcext:value-type="float">
            <text:p>441,837564684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10539127302" calcext:value-type="float">
            <text:p>0,610539127302</text:p>
          </table:table-cell>
          <table:table-cell office:value-type="float" office:value="314.882619307" calcext:value-type="float">
            <text:p>314,882619307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.15807075477" calcext:value-type="float">
            <text:p>1,15807075477</text:p>
          </table:table-cell>
          <table:table-cell office:value-type="float" office:value="248.479618156" calcext:value-type="float">
            <text:p>248,479618156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99550772572" calcext:value-type="float">
            <text:p>0,999550772572</text:p>
          </table:table-cell>
          <table:table-cell office:value-type="float" office:value="385.131724051" calcext:value-type="float">
            <text:p>385,131724051</text:p>
          </table:table-cell>
          <table:table-cell table:number-columns-repeated="6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.14384172797" calcext:value-type="float">
            <text:p>1,14384172797</text:p>
          </table:table-cell>
          <table:table-cell office:value-type="float" office:value="413.234306949" calcext:value-type="float">
            <text:p>413,234306949</text:p>
          </table:table-cell>
          <table:table-cell table:number-columns-repeated="6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36598403654" calcext:value-type="float">
            <text:p>1,36598403654</text:p>
          </table:table-cell>
          <table:table-cell office:value-type="float" office:value="391.103369595" calcext:value-type="float">
            <text:p>391,103369595</text:p>
          </table:table-cell>
          <table:table-cell table:number-columns-repeated="6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3.00304559817" calcext:value-type="float">
            <text:p>3,00304559817</text:p>
          </table:table-cell>
          <table:table-cell office:value-type="float" office:value="215.038131331" calcext:value-type="float">
            <text:p>215,038131331</text:p>
          </table:table-cell>
          <table:table-cell table:number-columns-repeated="6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062307441" calcext:value-type="float">
            <text:p>2,062307441</text:p>
          </table:table-cell>
          <table:table-cell office:value-type="float" office:value="363.161056524" calcext:value-type="float">
            <text:p>363,161056524</text:p>
          </table:table-cell>
          <table:table-cell table:number-columns-repeated="6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11001947989" calcext:value-type="float">
            <text:p>2,11001947989</text:p>
          </table:table-cell>
          <table:table-cell office:value-type="float" office:value="391.699362103" calcext:value-type="float">
            <text:p>391,699362103</text:p>
          </table:table-cell>
          <table:table-cell table:number-columns-repeated="6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.20220930657" calcext:value-type="float">
            <text:p>2,20220930657</text:p>
          </table:table-cell>
          <table:table-cell office:value-type="float" office:value="410.260888624" calcext:value-type="float">
            <text:p>410,260888624</text:p>
          </table:table-cell>
          <table:table-cell table:number-columns-repeated="6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5.37619860625" calcext:value-type="float">
            <text:p>5,37619860625</text:p>
          </table:table-cell>
          <table:table-cell office:value-type="float" office:value="184.906832712" calcext:value-type="float">
            <text:p>184,906832712</text:p>
          </table:table-cell>
          <table:table-cell table:number-columns-repeated="6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.89413349247" calcext:value-type="float">
            <text:p>2,89413349247</text:p>
          </table:table-cell>
          <table:table-cell office:value-type="float" office:value="370.08044634" calcext:value-type="float">
            <text:p>370,08044634</text:p>
          </table:table-cell>
          <table:table-cell table:number-columns-repeated="6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.42229311614" calcext:value-type="float">
            <text:p>4,42229311614</text:p>
          </table:table-cell>
          <table:table-cell office:value-type="float" office:value="270.820887979" calcext:value-type="float">
            <text:p>270,820887979</text:p>
          </table:table-cell>
          <table:table-cell table:number-columns-repeated="6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.80177827439" calcext:value-type="float">
            <text:p>2,80177827439</text:p>
          </table:table-cell>
          <table:table-cell office:value-type="float" office:value="390.5758149" calcext:value-type="float">
            <text:p>390,575814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9:11:27.768590383</dc:date>
    <meta:editing-duration>PT7H25M37S</meta:editing-duration>
    <meta:editing-cycles>3</meta:editing-cycles>
    <meta:generator>LibreOffice/6.0.7.3$Linux_X86_64 LibreOffice_project/00m0$Build-3</meta:generator>
    <meta:document-statistic meta:table-count="1" meta:cell-count="1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33cm" svg:y="0.316cm" chart:style-name="ch2">
          <text:p>Test de carga sobre una sola máquina</text:p>
        </chart:title>
        <chart:legend chart:legend-position="end" svg:x="12.989cm" svg:y="3.952cm" style:legend-expansion="high" chart:style-name="ch3"/>
        <chart:plot-area chart:style-name="ch4" table:cell-range-address="results_single.A1:results_single.C16" chart:data-source-has-labels="row" svg:x="1.331cm" svg:y="1.275cm" svg:width="10.457cm" svg:height="6.564cm">
          <chartooo:coordinate-region svg:x="2.058cm" svg:y="1.474cm" svg:width="8.922cm" svg:height="5.718cm"/>
          <chart:axis chart:dimension="x" chart:name="primary-x" chart:style-name="ch5">
            <chart:title svg:x="4.769cm" svg:y="8.019cm" chart:style-name="ch6">
              <text:p>Peticiones concurrentes</text:p>
            </chart:title>
          </chart:axis>
          <chart:axis chart:dimension="y" chart:name="primary-y" chart:style-name="ch7">
            <chart:title svg:x="0.451cm" svg:y="6.585cm" chart:style-name="ch8">
              <text:p>Tiempo de respuesta (seg.)</text:p>
            </chart:title>
            <chart:grid chart:style-name="ch9" chart:class="major"/>
          </chart:axis>
          <chart:axis chart:dimension="y" chart:name="secondary-y" chart:style-name="ch10">
            <chart:title svg:x="12.108cm" svg:y="6.321cm" chart:style-name="ch8">
              <text:p>Peticiones por segundo</text:p>
            </chart:title>
          </chart:axis>
          <chart:series chart:attached-axis="primary-y" chart:style-name="ch11" chart:values-cell-range-address="results_single.B2:results_single.B16" chart:label-cell-address="results_single.B1:results_single.B1" chart:class="chart:scatter">
            <chart:domain table:cell-range-address="results_single.A2:results_single.A16"/>
            <chart:data-point chart:repeated="15"/>
          </chart:series>
          <chart:series chart:attached-axis="secondary-y" chart:style-name="ch12" chart:values-cell-range-address="results_single.C2:results_single.C16" chart:label-cell-address="results_single.C1:results_single.C1" chart:class="chart:scatter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 avg single</text:p>
                <draw:g>
                  <svg:desc>results_single.B1:results_single.B1</svg:desc>
                </draw:g>
              </table:table-cell>
              <table:table-cell office:value-type="string">
                <text:p> rps single</text:p>
                <draw:g>
                  <svg:desc>results_single.C1:results_singl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_single.A2:results_single.A16</svg:desc>
                </draw:g>
              </table:table-cell>
              <table:table-cell office:value-type="float" office:value="0.00202933163643">
                <text:p>0.00202933163643</text:p>
                <draw:g>
                  <svg:desc>results_single.B2:results_single.B16</svg:desc>
                </draw:g>
              </table:table-cell>
              <table:table-cell office:value-type="float" office:value="471.784102586">
                <text:p>471.784102586</text:p>
                <draw:g>
                  <svg:desc>results_single.C2:results_singl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162959915876">
                <text:p>0.162959915876</text:p>
              </table:table-cell>
              <table:table-cell office:value-type="float" office:value="599.166342035">
                <text:p>599.1663420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0.384883203268">
                <text:p>0.384883203268</text:p>
              </table:table-cell>
              <table:table-cell office:value-type="float" office:value="498.48813588">
                <text:p>498.48813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.02793538804">
                <text:p>1.02793538804</text:p>
              </table:table-cell>
              <table:table-cell office:value-type="float" office:value="280.549720409">
                <text:p>280.549720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.38431982741">
                <text:p>1.38431982741</text:p>
              </table:table-cell>
              <table:table-cell office:value-type="float" office:value="281.348889247">
                <text:p>281.348889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0.90246766057">
                <text:p>0.90246766057</text:p>
              </table:table-cell>
              <table:table-cell office:value-type="float" office:value="527.6404958">
                <text:p>527.6404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.01557804718">
                <text:p>1.01557804718</text:p>
              </table:table-cell>
              <table:table-cell office:value-type="float" office:value="555.397949673">
                <text:p>555.397949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.28933552942">
                <text:p>1.28933552942</text:p>
              </table:table-cell>
              <table:table-cell office:value-type="float" office:value="477.586717211">
                <text:p>477.586717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.68219557877">
                <text:p>2.68219557877</text:p>
              </table:table-cell>
              <table:table-cell office:value-type="float" office:value="272.836617084">
                <text:p>272.8366170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.86563976245">
                <text:p>2.86563976245</text:p>
              </table:table-cell>
              <table:table-cell office:value-type="float" office:value="282.160736599">
                <text:p>282.1607365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.64101363454">
                <text:p>1.64101363454</text:p>
              </table:table-cell>
              <table:table-cell office:value-type="float" office:value="549.72795288">
                <text:p>549.72795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1.79376197619">
                <text:p>1.79376197619</text:p>
              </table:table-cell>
              <table:table-cell office:value-type="float" office:value="547.644890277">
                <text:p>547.644890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.32981812649">
                <text:p>2.32981812649</text:p>
              </table:table-cell>
              <table:table-cell office:value-type="float" office:value="420.063688016">
                <text:p>420.063688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4.27144918647">
                <text:p>4.27144918647</text:p>
              </table:table-cell>
              <table:table-cell office:value-type="float" office:value="263.526847249">
                <text:p>263.526847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4.06143411069">
                <text:p>4.06143411069</text:p>
              </table:table-cell>
              <table:table-cell office:value-type="float" office:value="299.254472296">
                <text:p>299.254472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29cm" svg:y="0.316cm" chart:style-name="ch2">
          <text:p>Nginx vs. single</text:p>
        </chart:title>
        <chart:legend chart:legend-position="end" svg:x="12.989cm" svg:y="3.454cm" style:legend-expansion="high" chart:style-name="ch3"/>
        <chart:plot-area chart:style-name="ch4" table:cell-range-address="results_single.A1:results_single.E11" chart:data-source-has-labels="row" svg:x="1.331cm" svg:y="1.275cm" svg:width="11.338cm" svg:height="6.564cm">
          <chartooo:coordinate-region svg:x="2.058cm" svg:y="1.474cm" svg:width="9.804cm" svg:height="5.718cm"/>
          <chart:axis chart:dimension="x" chart:name="primary-x" chart:style-name="ch5">
            <chart:title svg:x="5.964cm" svg:y="8.019cm" chart:style-name="ch6">
              <text:p>Concurrencia</text:p>
            </chart:title>
          </chart:axis>
          <chart:axis chart:dimension="y" chart:name="primary-y" chart:style-name="ch5">
            <chart:title svg:x="0.451cm" svg:y="6.585cm" chart:style-name="ch7">
              <text:p>Tiempo de respuesta (seg.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results_single.B2:results_single.B11" chart:label-cell-address="results_single.B1:results_single.B1" chart:class="chart:scatter">
            <chart:domain table:cell-range-address="results_single.A2:results_single.A11"/>
            <chart:data-point chart:repeated="10"/>
          </chart:series>
          <chart:series chart:attached-axis="secondary-y" chart:style-name="ch11" chart:values-cell-range-address="results_single.C2:results_single.C11" chart:label-cell-address="results_single.C1:results_single.C1" chart:class="chart:scatter">
            <chart:data-point chart:repeated="10"/>
          </chart:series>
          <chart:series chart:attached-axis="primary-y" chart:style-name="ch12" chart:values-cell-range-address="results_single.D2:results_single.D11" chart:label-cell-address="results_single.D1:results_single.D1" chart:class="chart:scatter">
            <chart:data-point chart:repeated="10"/>
          </chart:series>
          <chart:series chart:attached-axis="secondary-y" chart:style-name="ch13" chart:values-cell-range-address="results_single.E2:results_single.E11" chart:label-cell-address="results_single.E1:results_single.E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 avg single</text:p>
                <draw:g>
                  <svg:desc>results_single.B1:results_single.B1</svg:desc>
                </draw:g>
              </table:table-cell>
              <table:table-cell office:value-type="string">
                <text:p> rps single</text:p>
                <draw:g>
                  <svg:desc>results_single.C1:results_single.C1</svg:desc>
                </draw:g>
              </table:table-cell>
              <table:table-cell office:value-type="string">
                <text:p>avg nginx</text:p>
                <draw:g>
                  <svg:desc>results_single.D1:results_single.D1</svg:desc>
                </draw:g>
              </table:table-cell>
              <table:table-cell office:value-type="string">
                <text:p>rps nginx</text:p>
                <draw:g>
                  <svg:desc>results_single.E1:results_singl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_single.A2:results_single.A11</svg:desc>
                </draw:g>
              </table:table-cell>
              <table:table-cell office:value-type="float" office:value="0.00202933163643">
                <text:p>0.00202933163643</text:p>
                <draw:g>
                  <svg:desc>results_single.B2:results_single.B11</svg:desc>
                </draw:g>
              </table:table-cell>
              <table:table-cell office:value-type="float" office:value="471.784102586">
                <text:p>471.784102586</text:p>
                <draw:g>
                  <svg:desc>results_single.C2:results_single.C11</svg:desc>
                </draw:g>
              </table:table-cell>
              <table:table-cell office:value-type="float" office:value="0.00309778366089">
                <text:p>0.00309778366089</text:p>
                <draw:g>
                  <svg:desc>results_single.D2:results_single.D11</svg:desc>
                </draw:g>
              </table:table-cell>
              <table:table-cell office:value-type="float" office:value="312.697056997">
                <text:p>312.697056997</text:p>
                <draw:g>
                  <svg:desc>results_single.E2:results_single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162959915876">
                <text:p>0.162959915876</text:p>
              </table:table-cell>
              <table:table-cell office:value-type="float" office:value="599.166342035">
                <text:p>599.166342035</text:p>
              </table:table-cell>
              <table:table-cell office:value-type="float" office:value="0.199834339714">
                <text:p>0.199834339714</text:p>
              </table:table-cell>
              <table:table-cell office:value-type="float" office:value="486.9180161">
                <text:p>486.9180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0.384883203268">
                <text:p>0.384883203268</text:p>
              </table:table-cell>
              <table:table-cell office:value-type="float" office:value="498.48813588">
                <text:p>498.48813588</text:p>
              </table:table-cell>
              <table:table-cell office:value-type="float" office:value="0.465620140982">
                <text:p>0.465620140982</text:p>
              </table:table-cell>
              <table:table-cell office:value-type="float" office:value="411.53716653">
                <text:p>411.537166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.02793538804">
                <text:p>1.02793538804</text:p>
              </table:table-cell>
              <table:table-cell office:value-type="float" office:value="280.549720409">
                <text:p>280.549720409</text:p>
              </table:table-cell>
              <table:table-cell office:value-type="float" office:value="1.2820377851">
                <text:p>1.2820377851</text:p>
              </table:table-cell>
              <table:table-cell office:value-type="float" office:value="225.652889858">
                <text:p>225.652889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.38431982741">
                <text:p>1.38431982741</text:p>
              </table:table-cell>
              <table:table-cell office:value-type="float" office:value="281.348889247">
                <text:p>281.348889247</text:p>
              </table:table-cell>
              <table:table-cell office:value-type="float" office:value="1.25215226359">
                <text:p>1.25215226359</text:p>
              </table:table-cell>
              <table:table-cell office:value-type="float" office:value="298.870065161">
                <text:p>298.8700651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0.90246766057">
                <text:p>0.90246766057</text:p>
              </table:table-cell>
              <table:table-cell office:value-type="float" office:value="527.6404958">
                <text:p>527.6404958</text:p>
              </table:table-cell>
              <table:table-cell office:value-type="float" office:value="0.98551105094">
                <text:p>0.98551105094</text:p>
              </table:table-cell>
              <table:table-cell office:value-type="float" office:value="481.160865932">
                <text:p>481.160865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.01557804718">
                <text:p>1.01557804718</text:p>
              </table:table-cell>
              <table:table-cell office:value-type="float" office:value="555.397949673">
                <text:p>555.397949673</text:p>
              </table:table-cell>
              <table:table-cell office:value-type="float" office:value="1.64750745111">
                <text:p>1.64750745111</text:p>
              </table:table-cell>
              <table:table-cell office:value-type="float" office:value="347.271753802">
                <text:p>347.27175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.28933552942">
                <text:p>1.28933552942</text:p>
              </table:table-cell>
              <table:table-cell office:value-type="float" office:value="477.586717211">
                <text:p>477.586717211</text:p>
              </table:table-cell>
              <table:table-cell office:value-type="float" office:value="2.68937468019">
                <text:p>2.68937468019</text:p>
              </table:table-cell>
              <table:table-cell office:value-type="float" office:value="241.638708356">
                <text:p>241.638708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.68219557877">
                <text:p>2.68219557877</text:p>
              </table:table-cell>
              <table:table-cell office:value-type="float" office:value="272.836617084">
                <text:p>272.836617084</text:p>
              </table:table-cell>
              <table:table-cell office:value-type="float" office:value="2.19444376349">
                <text:p>2.19444376349</text:p>
              </table:table-cell>
              <table:table-cell office:value-type="float" office:value="344.405487458">
                <text:p>344.4054874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.86563976245">
                <text:p>2.86563976245</text:p>
              </table:table-cell>
              <table:table-cell office:value-type="float" office:value="282.160736599">
                <text:p>282.160736599</text:p>
              </table:table-cell>
              <table:table-cell office:value-type="float" office:value="1.94892009187">
                <text:p>1.94892009187</text:p>
              </table:table-cell>
              <table:table-cell office:value-type="float" office:value="423.652991734">
                <text:p>423.6529917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74cm" svg:height="10.865cm" xlink:href=".." xlink:type="simple" chart:class="chart:scatter" chart:style-name="ch1">
        <chart:title svg:x="6.146cm" svg:y="0.353cm" chart:style-name="ch2">
          <text:p>Tiempos de respuesta media</text:p>
        </chart:title>
        <chart:subtitle svg:x="5.498cm" svg:y="1.349cm" chart:style-name="ch3">
          <text:p>Por 5000 peticiones  (más bajo es mejor)</text:p>
        </chart:subtitle>
        <chart:legend chart:legend-position="end" svg:x="14.845cm" svg:y="4.386cm" style:legend-expansion="high" chart:style-name="ch4"/>
        <chart:plot-area chart:style-name="ch5" table:cell-range-address="results_single.A1:results_single.B16 results_single.D1:results_single.D16 results_single.F1:results_single.F16 results_single.H1:results_single.H16" chart:data-source-has-labels="row" svg:x="1.374cm" svg:y="2.249cm" svg:width="13.108cm" svg:height="7.418cm">
          <chartooo:coordinate-region svg:x="1.81cm" svg:y="2.448cm" svg:width="12.3cm" svg:height="6.572cm"/>
          <chart:axis chart:dimension="x" chart:name="primary-x" chart:style-name="ch6">
            <chart:title svg:x="6.138cm" svg:y="9.884cm" chart:style-name="ch7">
              <text:p>Peticiones concurrentes</text:p>
            </chart:title>
            <chart:grid chart:style-name="ch8" chart:class="major"/>
          </chart:axis>
          <chart:axis chart:dimension="y" chart:name="primary-y" chart:style-name="ch6">
            <chart:title svg:x="0.451cm" svg:y="7.986cm" chart:style-name="ch9">
              <text:p>Tiempo de respuesta (seg.)</text:p>
            </chart:title>
            <chart:grid chart:style-name="ch8" chart:class="major"/>
          </chart:axis>
          <chart:series chart:style-name="ch10" chart:values-cell-range-address="results_single.B2:results_single.B16" chart:label-cell-address="results_single.B1:results_single.B1" chart:class="chart:scatter">
            <chart:domain table:cell-range-address="results_single.A2:results_single.A16"/>
            <chart:data-point chart:repeated="15"/>
          </chart:series>
          <chart:series chart:style-name="ch11" chart:values-cell-range-address="results_single.D2:results_single.D16" chart:label-cell-address="results_single.D1:results_single.D1" chart:class="chart:scatter">
            <chart:data-point chart:repeated="15"/>
          </chart:series>
          <chart:series chart:style-name="ch12" chart:values-cell-range-address="results_single.F2:results_single.F16" chart:label-cell-address="results_single.F1:results_single.F1" chart:class="chart:scatter">
            <chart:data-point chart:repeated="15"/>
          </chart:series>
          <chart:series chart:style-name="ch13" chart:values-cell-range-address="results_single.H2:results_single.H16" chart:label-cell-address="results_single.H1:results_single.H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 avg single</text:p>
                <draw:g>
                  <svg:desc>results_single.B1:results_single.B1</svg:desc>
                </draw:g>
              </table:table-cell>
              <table:table-cell office:value-type="string">
                <text:p>avg nginx</text:p>
                <draw:g>
                  <svg:desc>results_single.D1:results_single.D1</svg:desc>
                </draw:g>
              </table:table-cell>
              <table:table-cell office:value-type="string">
                <text:p> avg haproxy</text:p>
                <draw:g>
                  <svg:desc>results_single.F1:results_single.F1</svg:desc>
                </draw:g>
              </table:table-cell>
              <table:table-cell office:value-type="string">
                <text:p> avg pound</text:p>
                <draw:g>
                  <svg:desc>results_single.H1:results_singl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_single.A2:results_single.A16</svg:desc>
                </draw:g>
              </table:table-cell>
              <table:table-cell office:value-type="float" office:value="0.00202933163643">
                <text:p>0.00202933163643</text:p>
                <draw:g>
                  <svg:desc>results_single.B2:results_single.B16</svg:desc>
                </draw:g>
              </table:table-cell>
              <table:table-cell office:value-type="float" office:value="0.00309778366089">
                <text:p>0.00309778366089</text:p>
                <draw:g>
                  <svg:desc>results_single.D2:results_single.D16</svg:desc>
                </draw:g>
              </table:table-cell>
              <table:table-cell office:value-type="float" office:value="0.00262037425041">
                <text:p>0.00262037425041</text:p>
                <draw:g>
                  <svg:desc>results_single.F2:results_single.F16</svg:desc>
                </draw:g>
              </table:table-cell>
              <table:table-cell office:value-type="float" office:value="0.00316191658974">
                <text:p>0.00316191658974</text:p>
                <draw:g>
                  <svg:desc>results_single.H2:results_single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0.162959915876">
                <text:p>0.162959915876</text:p>
              </table:table-cell>
              <table:table-cell office:value-type="float" office:value="0.199834339714">
                <text:p>0.199834339714</text:p>
              </table:table-cell>
              <table:table-cell office:value-type="float" office:value="0.189560901117">
                <text:p>0.189560901117</text:p>
              </table:table-cell>
              <table:table-cell office:value-type="float" office:value="0.219778107262">
                <text:p>0.219778107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0.384883203268">
                <text:p>0.384883203268</text:p>
              </table:table-cell>
              <table:table-cell office:value-type="float" office:value="0.465620140982">
                <text:p>0.465620140982</text:p>
              </table:table-cell>
              <table:table-cell office:value-type="float" office:value="0.503732439709">
                <text:p>0.503732439709</text:p>
              </table:table-cell>
              <table:table-cell office:value-type="float" office:value="0.610539127302">
                <text:p>0.610539127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1.02793538804">
                <text:p>1.02793538804</text:p>
              </table:table-cell>
              <table:table-cell office:value-type="float" office:value="1.2820377851">
                <text:p>1.2820377851</text:p>
              </table:table-cell>
              <table:table-cell office:value-type="float" office:value="1.14339910502">
                <text:p>1.14339910502</text:p>
              </table:table-cell>
              <table:table-cell office:value-type="float" office:value="1.15807075477">
                <text:p>1.15807075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1.38431982741">
                <text:p>1.38431982741</text:p>
              </table:table-cell>
              <table:table-cell office:value-type="float" office:value="1.25215226359">
                <text:p>1.25215226359</text:p>
              </table:table-cell>
              <table:table-cell office:value-type="float" office:value="1.36986615767">
                <text:p>1.36986615767</text:p>
              </table:table-cell>
              <table:table-cell office:value-type="float" office:value="0.999550772572">
                <text:p>0.9995507725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0.90246766057">
                <text:p>0.90246766057</text:p>
              </table:table-cell>
              <table:table-cell office:value-type="float" office:value="0.98551105094">
                <text:p>0.98551105094</text:p>
              </table:table-cell>
              <table:table-cell office:value-type="float" office:value="1.02932762289">
                <text:p>1.02932762289</text:p>
              </table:table-cell>
              <table:table-cell office:value-type="float" office:value="1.14384172797">
                <text:p>1.14384172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1.01557804718">
                <text:p>1.01557804718</text:p>
              </table:table-cell>
              <table:table-cell office:value-type="float" office:value="1.64750745111">
                <text:p>1.64750745111</text:p>
              </table:table-cell>
              <table:table-cell office:value-type="float" office:value="1.07176943712">
                <text:p>1.07176943712</text:p>
              </table:table-cell>
              <table:table-cell office:value-type="float" office:value="1.36598403654">
                <text:p>1.36598403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1.28933552942">
                <text:p>1.28933552942</text:p>
              </table:table-cell>
              <table:table-cell office:value-type="float" office:value="2.68937468019">
                <text:p>2.68937468019</text:p>
              </table:table-cell>
              <table:table-cell office:value-type="float" office:value="2.58913226218">
                <text:p>2.58913226218</text:p>
              </table:table-cell>
              <table:table-cell office:value-type="float" office:value="3.00304559817">
                <text:p>3.003045598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.68219557877">
                <text:p>2.68219557877</text:p>
              </table:table-cell>
              <table:table-cell office:value-type="float" office:value="2.19444376349">
                <text:p>2.19444376349</text:p>
              </table:table-cell>
              <table:table-cell office:value-type="float" office:value="2.59133776441">
                <text:p>2.59133776441</text:p>
              </table:table-cell>
              <table:table-cell office:value-type="float" office:value="2.062307441">
                <text:p>2.062307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.86563976245">
                <text:p>2.86563976245</text:p>
              </table:table-cell>
              <table:table-cell office:value-type="float" office:value="1.94892009187">
                <text:p>1.94892009187</text:p>
              </table:table-cell>
              <table:table-cell office:value-type="float" office:value="1.78199720531">
                <text:p>1.78199720531</text:p>
              </table:table-cell>
              <table:table-cell office:value-type="float" office:value="2.11001947989">
                <text:p>2.11001947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1.64101363454">
                <text:p>1.64101363454</text:p>
              </table:table-cell>
              <table:table-cell office:value-type="float" office:value="2.57432950478">
                <text:p>2.57432950478</text:p>
              </table:table-cell>
              <table:table-cell office:value-type="float" office:value="2.01152265916">
                <text:p>2.01152265916</text:p>
              </table:table-cell>
              <table:table-cell office:value-type="float" office:value="2.20220930657">
                <text:p>2.20220930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1.79376197619">
                <text:p>1.79376197619</text:p>
              </table:table-cell>
              <table:table-cell office:value-type="float" office:value="4.29888027143">
                <text:p>4.29888027143</text:p>
              </table:table-cell>
              <table:table-cell office:value-type="float" office:value="2.93579817953">
                <text:p>2.93579817953</text:p>
              </table:table-cell>
              <table:table-cell office:value-type="float" office:value="5.37619860625">
                <text:p>5.37619860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2.32981812649">
                <text:p>2.32981812649</text:p>
              </table:table-cell>
              <table:table-cell office:value-type="float" office:value="3.31557223239">
                <text:p>3.31557223239</text:p>
              </table:table-cell>
              <table:table-cell office:value-type="float" office:value="4.31873521295">
                <text:p>4.31873521295</text:p>
              </table:table-cell>
              <table:table-cell office:value-type="float" office:value="2.89413349247">
                <text:p>2.894133492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4.27144918647">
                <text:p>4.27144918647</text:p>
              </table:table-cell>
              <table:table-cell office:value-type="float" office:value="2.70385567808">
                <text:p>2.70385567808</text:p>
              </table:table-cell>
              <table:table-cell office:value-type="float" office:value="3.88324166913">
                <text:p>3.88324166913</text:p>
              </table:table-cell>
              <table:table-cell office:value-type="float" office:value="4.42229311614">
                <text:p>4.42229311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4.06143411069">
                <text:p>4.06143411069</text:p>
              </table:table-cell>
              <table:table-cell office:value-type="float" office:value="2.84670553775">
                <text:p>2.84670553775</text:p>
              </table:table-cell>
              <table:table-cell office:value-type="float" office:value="2.86374981637">
                <text:p>2.86374981637</text:p>
              </table:table-cell>
              <table:table-cell office:value-type="float" office:value="2.80177827439">
                <text:p>2.801778274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394cm" svg:height="10.705cm" xlink:href=".." xlink:type="simple" chart:class="chart:scatter" chart:column-mapping="0 1 4 2 3" chart:style-name="ch1">
        <chart:title svg:x="6.799cm" svg:y="0.35cm" chart:style-name="ch2">
          <text:p>Peticiones por segundo</text:p>
        </chart:title>
        <chart:subtitle svg:x="4.761cm" svg:y="1.343cm" chart:style-name="ch3">
          <text:p>En pruebas de 5000 peticiones (más alto es mejor)</text:p>
        </chart:subtitle>
        <chart:legend chart:legend-position="end" svg:x="15.145cm" svg:y="4.306cm" style:legend-expansion="high" chart:style-name="ch4"/>
        <chart:plot-area chart:style-name="ch5" table:cell-range-address="results_single.A1:results_single.A16 results_single.C1:results_single.C16 results_single.I1:results_single.I16 results_single.E1:results_single.E16 results_single.G1:results_single.G16" chart:data-source-has-labels="row" svg:x="1.378cm" svg:y="2.24cm" svg:width="13.4cm" svg:height="7.27cm">
          <chartooo:coordinate-region svg:x="2.185cm" svg:y="2.44cm" svg:width="12.221cm" svg:height="6.423cm"/>
          <chart:axis chart:dimension="x" chart:name="primary-x" chart:style-name="ch6">
            <chart:title svg:x="6.314cm" svg:y="9.724cm" chart:style-name="ch7">
              <text:p>Peticiones por segundo</text:p>
            </chart:title>
          </chart:axis>
          <chart:axis chart:dimension="y" chart:name="primary-y" chart:style-name="ch6">
            <chart:title svg:x="0.451cm" svg:y="7.665cm" chart:style-name="ch8">
              <text:p>Peticiones concurrentes</text:p>
            </chart:title>
            <chart:grid chart:style-name="ch9" chart:class="major"/>
          </chart:axis>
          <chart:series chart:style-name="ch10" chart:values-cell-range-address="results_single.C2:results_single.C16" chart:label-cell-address="results_single.C1:results_single.C1" chart:class="chart:scatter">
            <chart:domain table:cell-range-address="results_single.A2:results_single.A16"/>
            <chart:data-point chart:repeated="15"/>
          </chart:series>
          <chart:series chart:style-name="ch11" chart:values-cell-range-address="results_single.I2:results_single.I16" chart:label-cell-address="results_single.I1:results_single.I1" chart:class="chart:scatter">
            <chart:data-point chart:repeated="15"/>
          </chart:series>
          <chart:series chart:style-name="ch12" chart:values-cell-range-address="results_single.E2:results_single.E16" chart:label-cell-address="results_single.E1:results_single.E1" chart:class="chart:scatter">
            <chart:data-point chart:repeated="15"/>
          </chart:series>
          <chart:series chart:style-name="ch13" chart:values-cell-range-address="results_single.G2:results_single.G16" chart:label-cell-address="results_single.G1:results_single.G1" chart:class="chart:scatte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 rps single</text:p>
                <draw:g>
                  <svg:desc>results_single.C1:results_single.C1</svg:desc>
                </draw:g>
              </table:table-cell>
              <table:table-cell office:value-type="string">
                <text:p> rps pound</text:p>
                <draw:g>
                  <svg:desc>results_single.I1:results_single.I1</svg:desc>
                </draw:g>
              </table:table-cell>
              <table:table-cell office:value-type="string">
                <text:p>rps nginx</text:p>
                <draw:g>
                  <svg:desc>results_single.E1:results_single.E1</svg:desc>
                </draw:g>
              </table:table-cell>
              <table:table-cell office:value-type="string">
                <text:p> rps haproxy</text:p>
                <draw:g>
                  <svg:desc>results_single.G1:results_single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results_single.A2:results_single.A16</svg:desc>
                </draw:g>
              </table:table-cell>
              <table:table-cell office:value-type="float" office:value="471.784102586">
                <text:p>471.784102586</text:p>
                <draw:g>
                  <svg:desc>results_single.C2:results_single.C16</svg:desc>
                </draw:g>
              </table:table-cell>
              <table:table-cell office:value-type="float" office:value="305.950443414">
                <text:p>305.950443414</text:p>
                <draw:g>
                  <svg:desc>results_single.I2:results_single.I16</svg:desc>
                </draw:g>
              </table:table-cell>
              <table:table-cell office:value-type="float" office:value="312.697056997">
                <text:p>312.697056997</text:p>
                <draw:g>
                  <svg:desc>results_single.E2:results_single.E16</svg:desc>
                </draw:g>
              </table:table-cell>
              <table:table-cell office:value-type="float" office:value="368.116324332">
                <text:p>368.116324332</text:p>
                <draw:g>
                  <svg:desc>results_single.G2:results_single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">
                <text:p>101</text:p>
              </table:table-cell>
              <table:table-cell office:value-type="float" office:value="599.166342035">
                <text:p>599.166342035</text:p>
              </table:table-cell>
              <table:table-cell office:value-type="float" office:value="441.837564684">
                <text:p>441.837564684</text:p>
              </table:table-cell>
              <table:table-cell office:value-type="float" office:value="486.9180161">
                <text:p>486.9180161</text:p>
              </table:table-cell>
              <table:table-cell office:value-type="float" office:value="514.261974263">
                <text:p>514.261974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">
                <text:p>201</text:p>
              </table:table-cell>
              <table:table-cell office:value-type="float" office:value="498.48813588">
                <text:p>498.48813588</text:p>
              </table:table-cell>
              <table:table-cell office:value-type="float" office:value="314.882619307">
                <text:p>314.882619307</text:p>
              </table:table-cell>
              <table:table-cell office:value-type="float" office:value="411.53716653">
                <text:p>411.53716653</text:p>
              </table:table-cell>
              <table:table-cell office:value-type="float" office:value="381.144884243">
                <text:p>381.144884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1">
                <text:p>301</text:p>
              </table:table-cell>
              <table:table-cell office:value-type="float" office:value="280.549720409">
                <text:p>280.549720409</text:p>
              </table:table-cell>
              <table:table-cell office:value-type="float" office:value="248.479618156">
                <text:p>248.479618156</text:p>
              </table:table-cell>
              <table:table-cell office:value-type="float" office:value="225.652889858">
                <text:p>225.652889858</text:p>
              </table:table-cell>
              <table:table-cell office:value-type="float" office:value="252.211234317">
                <text:p>252.2112343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1">
                <text:p>401</text:p>
              </table:table-cell>
              <table:table-cell office:value-type="float" office:value="281.348889247">
                <text:p>281.348889247</text:p>
              </table:table-cell>
              <table:table-cell office:value-type="float" office:value="385.131724051">
                <text:p>385.131724051</text:p>
              </table:table-cell>
              <table:table-cell office:value-type="float" office:value="298.870065161">
                <text:p>298.870065161</text:p>
              </table:table-cell>
              <table:table-cell office:value-type="float" office:value="282.996963799">
                <text:p>282.996963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1">
                <text:p>501</text:p>
              </table:table-cell>
              <table:table-cell office:value-type="float" office:value="527.6404958">
                <text:p>527.6404958</text:p>
              </table:table-cell>
              <table:table-cell office:value-type="float" office:value="413.234306949">
                <text:p>413.234306949</text:p>
              </table:table-cell>
              <table:table-cell office:value-type="float" office:value="481.160865932">
                <text:p>481.160865932</text:p>
              </table:table-cell>
              <table:table-cell office:value-type="float" office:value="456.698206756">
                <text:p>456.6982067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1">
                <text:p>601</text:p>
              </table:table-cell>
              <table:table-cell office:value-type="float" office:value="555.397949673">
                <text:p>555.397949673</text:p>
              </table:table-cell>
              <table:table-cell office:value-type="float" office:value="391.103369595">
                <text:p>391.103369595</text:p>
              </table:table-cell>
              <table:table-cell office:value-type="float" office:value="347.271753802">
                <text:p>347.271753802</text:p>
              </table:table-cell>
              <table:table-cell office:value-type="float" office:value="522.56322781">
                <text:p>522.563227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1">
                <text:p>701</text:p>
              </table:table-cell>
              <table:table-cell office:value-type="float" office:value="477.586717211">
                <text:p>477.586717211</text:p>
              </table:table-cell>
              <table:table-cell office:value-type="float" office:value="215.038131331">
                <text:p>215.038131331</text:p>
              </table:table-cell>
              <table:table-cell office:value-type="float" office:value="241.638708356">
                <text:p>241.638708356</text:p>
              </table:table-cell>
              <table:table-cell office:value-type="float" office:value="249.904472389">
                <text:p>249.904472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1">
                <text:p>801</text:p>
              </table:table-cell>
              <table:table-cell office:value-type="float" office:value="272.836617084">
                <text:p>272.836617084</text:p>
              </table:table-cell>
              <table:table-cell office:value-type="float" office:value="363.161056524">
                <text:p>363.161056524</text:p>
              </table:table-cell>
              <table:table-cell office:value-type="float" office:value="344.405487458">
                <text:p>344.405487458</text:p>
              </table:table-cell>
              <table:table-cell office:value-type="float" office:value="279.084001177">
                <text:p>279.0840011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1">
                <text:p>901</text:p>
              </table:table-cell>
              <table:table-cell office:value-type="float" office:value="282.160736599">
                <text:p>282.160736599</text:p>
              </table:table-cell>
              <table:table-cell office:value-type="float" office:value="391.699362103">
                <text:p>391.699362103</text:p>
              </table:table-cell>
              <table:table-cell office:value-type="float" office:value="423.652991734">
                <text:p>423.652991734</text:p>
              </table:table-cell>
              <table:table-cell office:value-type="float" office:value="465.29386747">
                <text:p>465.293867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">
                <text:p>1001</text:p>
              </table:table-cell>
              <table:table-cell office:value-type="float" office:value="549.72795288">
                <text:p>549.72795288</text:p>
              </table:table-cell>
              <table:table-cell office:value-type="float" office:value="410.260888624">
                <text:p>410.260888624</text:p>
              </table:table-cell>
              <table:table-cell office:value-type="float" office:value="318.135570026">
                <text:p>318.135570026</text:p>
              </table:table-cell>
              <table:table-cell office:value-type="float" office:value="452.122812837">
                <text:p>452.122812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1">
                <text:p>1101</text:p>
              </table:table-cell>
              <table:table-cell office:value-type="float" office:value="547.644890277">
                <text:p>547.644890277</text:p>
              </table:table-cell>
              <table:table-cell office:value-type="float" office:value="184.906832712">
                <text:p>184.906832712</text:p>
              </table:table-cell>
              <table:table-cell office:value-type="float" office:value="236.979898465">
                <text:p>236.979898465</text:p>
              </table:table-cell>
              <table:table-cell office:value-type="float" office:value="329.001201999">
                <text:p>329.001201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1">
                <text:p>1201</text:p>
              </table:table-cell>
              <table:table-cell office:value-type="float" office:value="420.063688016">
                <text:p>420.063688016</text:p>
              </table:table-cell>
              <table:table-cell office:value-type="float" office:value="370.08044634">
                <text:p>370.08044634</text:p>
              </table:table-cell>
              <table:table-cell office:value-type="float" office:value="310.738111476">
                <text:p>310.738111476</text:p>
              </table:table-cell>
              <table:table-cell office:value-type="float" office:value="244.978600562">
                <text:p>244.9786005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1">
                <text:p>1301</text:p>
              </table:table-cell>
              <table:table-cell office:value-type="float" office:value="263.526847249">
                <text:p>263.526847249</text:p>
              </table:table-cell>
              <table:table-cell office:value-type="float" office:value="270.820887979">
                <text:p>270.820887979</text:p>
              </table:table-cell>
              <table:table-cell office:value-type="float" office:value="408.47477963">
                <text:p>408.47477963</text:p>
              </table:table-cell>
              <table:table-cell office:value-type="float" office:value="301.583997919">
                <text:p>301.583997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1">
                <text:p>1401</text:p>
              </table:table-cell>
              <table:table-cell office:value-type="float" office:value="299.254472296">
                <text:p>299.254472296</text:p>
              </table:table-cell>
              <table:table-cell office:value-type="float" office:value="390.5758149">
                <text:p>390.5758149</text:p>
              </table:table-cell>
              <table:table-cell office:value-type="float" office:value="409.132150993">
                <text:p>409.132150993</text:p>
              </table:table-cell>
              <table:table-cell office:value-type="float" office:value="426.21588475">
                <text:p>426.215884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